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paragraph-rsid="001f9ed5"/>
    </style:style>
    <style:style style:name="P2" style:family="paragraph" style:parent-style-name="Standard">
      <style:text-properties officeooo:rsid="002706d3" officeooo:paragraph-rsid="002ea6a8"/>
    </style:style>
    <style:style style:name="P3" style:family="paragraph" style:parent-style-name="Standard">
      <style:text-properties officeooo:rsid="002967d7" officeooo:paragraph-rsid="002967d7"/>
    </style:style>
    <style:style style:name="P4" style:family="paragraph" style:parent-style-name="Standard">
      <style:text-properties officeooo:rsid="002967d7" officeooo:paragraph-rsid="002ea6a8"/>
    </style:style>
    <style:style style:name="P5" style:family="paragraph" style:parent-style-name="Standard">
      <style:text-properties fo:font-style="italic" officeooo:rsid="002967d7" officeooo:paragraph-rsid="002967d7" style:font-style-asian="italic" style:font-style-complex="italic"/>
    </style:style>
    <style:style style:name="T1" style:family="text">
      <style:text-properties fo:language="en" fo:country="US" officeooo:rsid="001f9ed5"/>
    </style:style>
    <style:style style:name="T2" style:family="text">
      <style:text-properties fo:language="en" fo:country="US" officeooo:rsid="002ce5a8"/>
    </style:style>
    <style:style style:name="T3" style:family="text">
      <style:text-properties officeooo:rsid="0022ef40"/>
    </style:style>
    <style:style style:name="T4" style:family="text">
      <style:text-properties officeooo:rsid="002967d7"/>
    </style:style>
    <style:style style:name="T5" style:family="text">
      <style:text-properties officeooo:rsid="002a2ba1"/>
    </style:style>
    <style:style style:name="T6" style:family="text">
      <style:text-properties officeooo:rsid="002bce48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officeooo:rsid="002ea6a8"/>
    </style:style>
    <style:style style:name="T9" style:family="text">
      <style:text-properties fo:font-style="italic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Paulo Canedo C. Rodrigues</text:h>
      <text:p text:style-name="P1"><text:span text:style-name="T1">Brazilian | </text:span><text:a xlink:type="simple" xlink:href="mailto:paulocanedo@gmail.com" text:style-name="Internet_20_link" text:visited-style-name="Visited_20_Internet_20_Link">paulocanedo@gmail.com</text:a><text:span text:style-name="T1"> </text:span><text:span text:style-name="T2">| </text:span><text:a xlink:type="simple" xlink:href="https://github.com/paulocanedo" text:style-name="Internet_20_link" text:visited-style-name="Visited_20_Internet_20_Link"><text:span text:style-name="T4">https://github.com/paulocanedo</text:span></text:a></text:p>
      <text:h text:style-name="Heading_20_2" text:outline-level="2">Software Developer</text:h>
      <text:p text:style-name="First_20_line_20_indent">Graduated in Computer Science and a Specialization course in Mobile Development. <text:span text:style-name="T3">Experience in desktop and web applications development using open source technologies. Loves the profession and keep learning a little bit every day. The area which is more fascinated is about computer graphics with OpenGL followed by desktop application.</text:span></text:p>
      <text:h text:style-name="Heading_20_2" text:outline-level="2">Technical Skills</text:h>
      <text:p text:style-name="List_20_Indent"><text:span text:style-name="T7">Main Languages:</text:span> JavaScript, Java, C++</text:p>
      <text:p text:style-name="List_20_Indent"><text:span text:style-name="T7">Other Languages:</text:span> PHP, C, Python, Objective C, lisp</text:p>
      <text:p text:style-name="List_20_Indent"><text:span text:style-name="T7">Operation Systems:</text:span> Linux, OSX, Windows</text:p>
      <text:p text:style-name="List_20_Indent"><text:span text:style-name="T7">Database: </text:span>MySQL, PostgreSQL, MongoDB</text:p>
      <text:h text:style-name="Heading_20_2" text:outline-level="2">Professional Experience</text:h>
      <text:h text:style-name="Heading_20_3" text:outline-level="3">2011 to Present - Tribunal de Justiça do Tocantins</text:h>
      <text:p text:style-name="First_20_line_20_indent">Worked on a desktop application that view and sign (with e-token) PDF documents; web search jurisprudence with apache solr; Maintenance of the major company application dealing with apache http, nginx, php, java, mongodb, linux server</text:p>
      <text:h text:style-name="Heading_20_3" text:outline-level="3">2010 to 2011 – FCAS Organização Inteligente de Documentos</text:h>
      <text:p text:style-name="First_20_line_20_indent">Participated in <text:span text:style-name="T6">developing </text:span>a Java desktop application that scans and management access to physical documents</text:p>
      <text:h text:style-name="Heading_20_3" text:outline-level="3">2008 to 2009 – <text:span text:style-name="T5">Tribunal de Contas do Estado do Tocantins</text:span></text:h>
      <text:p text:style-name="First_20_line_20_indent">Contributed in developing an application (web and desktop) that analyses the public managers accounts</text:p>
      <text:h text:style-name="Heading_20_3" text:outline-level="3">2007 to 2008 – REDESAT Tocantins</text:h>
      <text:h text:style-name="Heading_20_3" text:outline-level="3">2006 to 2007 – CREA-TO</text:h>
      <text:h text:style-name="Heading_20_2" text:outline-level="2">Education &amp; Certifications</text:h>
      <text:p text:style-name="P2"><text:span text:style-name="T9">Bachelor of Computer Science</text:span> - Universidade Federal do Tocantins – Palmas, Brazil</text:p>
      <text:p text:style-name="P4"><text:span text:style-name="T9">Specialization course in Mobile Development </text:span>- Faculdade Catolica do Tocantins – Palmas, Brazil</text:p>
      <text:p text:style-name="P5">Sun Certified Java Programmer <text:span text:style-name="T8">1.6</text:span></text:p>
      <text:p text:style-name="P3"><text:span text:style-name="T9">Interactive Computer Graphics with WebGL</text:span> – Coursera Onlin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irst_20_line_20_indent" style:display-name="First line indent" style:family="paragraph" style:parent-style-name="Text_20_body" style:class="text" style:master-page-name="">
      <style:graphic-properties draw:fill-image-width="0cm" draw:fill-image-height="0cm"/>
      <style:paragraph-properties fo:margin-left="0cm" fo:margin-right="0cm" fo:text-align="justify" style:justify-single-word="false" fo:text-indent="0.499cm" style:auto-text-indent="false" style:page-number="auto" style:shadow="none">
        <style:tab-stops/>
      </style:paragraph-properties>
      <style:text-properties style:font-size-asian="10.5pt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ulo Canedo</meta:initial-creator>
    <meta:creation-date>2015-09-18T09:18:34.532225108</meta:creation-date>
    <dc:date>2015-09-18T16:27:34.571732325</dc:date>
    <dc:creator>Paulo Canedo</dc:creator>
    <meta:editing-duration>PT5H52M45S</meta:editing-duration>
    <meta:editing-cycles>10</meta:editing-cycles>
    <meta:generator>LibreOffice/4.4.2.2$Linux_X86_64 LibreOffice_project/40m0$Build-2</meta:generator>
    <meta:document-statistic meta:table-count="0" meta:image-count="0" meta:object-count="0" meta:page-count="1" meta:paragraph-count="23" meta:word-count="224" meta:character-count="1597" meta:non-whitespace-character-count="1389"/>
  </office:meta>
</office:document-meta>
</file>